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4100000045FFA259D7.jpg" manifest:media-type="image/jpeg"/>
  <manifest:file-entry manifest:full-path="Pictures/100000010000024A0000024BD33BE0B4.png" manifest:media-type="image/png"/>
  <manifest:file-entry manifest:full-path="Pictures/10000001000009C4000009C406432B47.png" manifest:media-type="image/png"/>
  <manifest:file-entry manifest:full-path="Pictures/1000000000000071000000537ABCC0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Arial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Arial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No_20_Spacing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Calibri" fo:font-size="8pt" style:font-size-asian="8pt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top="0cm" fo:margin-bottom="0cm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No_20_Spacing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Arial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Normal_20__28_Web_29_">
      <style:paragraph-properties fo:margin-top="0cm" fo:margin-bottom="0cm" style:contextual-spacing="false" fo:text-align="center" style:justify-single-word="false" fo:orphans="2" fo:widows="2" fo:hyphenation-ladder-count="no-limit"/>
      <style:text-properties fo:color="#000000" loext:opacity="100%" style:font-name="Calibri" fo:font-size="7pt" fo:font-weight="bold" style:font-size-asian="7pt" style:font-weight-asian="bold" style:font-name-complex="Calibri1" style:font-size-complex="7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Normal_20__28_Web_29_">
      <style:paragraph-properties fo:margin-top="0cm" fo:margin-bottom="0cm" style:contextual-spacing="false" fo:text-align="start" style:justify-single-word="false" fo:orphans="2" fo:widows="2" fo:hyphenation-ladder-count="no-limit"/>
      <style:text-properties fo:color="#000000" loext:opacity="100%" style:font-name="Calibri" fo:font-size="7pt" fo:font-weight="bold" style:font-size-asian="7pt" style:font-weight-asian="bold" style:font-name-complex="Calibri1" style:font-size-complex="7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Normal_20__28_Web_29_">
      <style:paragraph-properties fo:margin-top="0cm" fo:margin-bottom="0cm" style:contextual-spacing="false" fo:text-align="start" style:justify-single-word="false" fo:orphans="2" fo:widows="2" fo:hyphenation-ladder-count="no-limit"/>
      <style:text-properties fo:color="#000000" loext:opacity="100%" style:font-name="Calibri" fo:font-weight="bold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Normal_20__28_Web_29_">
      <style:paragraph-properties fo:margin-top="0cm" fo:margin-bottom="0cm" style:contextual-spacing="false" fo:text-align="start" style:justify-single-word="false" fo:orphans="2" fo:widows="2" fo:hyphenation-ladder-count="no-limit">
        <style:tab-stops>
          <style:tab-stop style:position="1.016cm"/>
          <style:tab-stop style:position="2.111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Normal_20__28_Web_29_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Calibri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>
        <style:tab-stops>
          <style:tab-stop style:position="0.25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.353cm" style:contextual-spacing="false" fo:text-indent="1.249cm" style:auto-text-indent="false"/>
    </style:style>
    <style:style style:name="P19" style:family="paragraph" style:parent-style-name="Subtitle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itle">
      <style:paragraph-properties fo:margin-top="0cm" fo:margin-bottom="0cm" style:contextual-spacing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itle">
      <style:paragraph-properties fo:margin-top="0cm" fo:margin-bottom="0cm" style:contextual-spacing="false" fo:orphans="2" fo:widows="2" fo:hyphenation-ladder-count="no-limit"/>
      <style:text-properties fo:color="#000000" loext:opacity="100%" style:font-name="Calibri" fo:font-size="8pt" fo:font-weight="bold" style:font-size-asian="8pt" style:font-weight-asian="bold" style:font-name-complex="Calibri1" style:font-size-complex="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T1" style:family="text">
      <style:text-properties style:font-name="Arial" fo:font-size="8pt" style:font-size-asian="8pt" style:font-name-complex="Arial1" style:font-size-complex="8pt"/>
    </style:style>
    <style:style style:name="T2" style:family="text">
      <style:text-properties style:font-name="Arial" fo:font-size="8pt" style:font-size-asian="8pt" style:font-name-complex="Arial1" style:font-size-complex="8pt" style:font-weight-complex="bold"/>
    </style:style>
    <style:style style:name="T3" style:family="text">
      <style:text-properties style:font-name="Arial" fo:font-size="8pt" fo:language="pt" fo:country="BR" style:letter-kerning="false" style:font-size-asian="8pt" style:font-name-complex="Arial1" style:font-size-complex="8pt" style:language-complex="ar" style:country-complex="SA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fo:color="#000000" loext:opacity="100%" style:font-name="Arial" fo:font-size="8pt" fo:font-weight="bold" style:font-size-asian="8pt" style:font-weight-asian="bold" style:font-name-complex="Arial1" style:font-size-complex="8pt"/>
    </style:style>
    <style:style style:name="T6" style:family="text">
      <style:text-properties fo:color="#000000" loext:opacity="100%" style:font-name="Arial" fo:font-size="8pt" fo:font-weight="bold" style:font-size-asian="8pt" style:font-weight-asian="bold" style:font-name-complex="Arial1" style:font-size-complex="8pt" style:font-weight-complex="bold"/>
    </style:style>
    <style:style style:name="T7" style:family="text">
      <style:text-properties fo:color="#000000" loext:opacity="100%" style:font-name="Arial" fo:font-size="8pt" fo:language="pt" fo:country="BR" fo:font-weight="bold" style:letter-kerning="false" style:font-size-asian="8pt" style:font-weight-asian="bold" style:font-name-complex="Arial1" style:font-size-complex="8pt" style:language-complex="ar" style:country-complex="SA" style:font-weight-complex="bold"/>
    </style:style>
    <style:style style:name="T8" style:family="text">
      <style:text-properties fo:color="#000000" loext:opacity="100%" style:font-name="Arial" fo:font-size="8pt" fo:language="pt" fo:country="BR" fo:font-weight="bold" style:letter-kerning="false" style:font-size-asian="8pt" style:language-asian="en" style:country-asian="US" style:font-weight-asian="bold" style:font-name-complex="Arial1" style:font-size-complex="8pt" style:language-complex="ar" style:country-complex="SA"/>
    </style:style>
    <style:style style:name="T9" style:family="text">
      <style:text-properties fo:color="#000000" loext:opacity="100%" style:font-name="Arial" fo:font-size="8pt" fo:language="pt" fo:country="BR" fo:font-weight="bold" style:letter-kerning="false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T10" style:family="text">
      <style:text-properties fo:color="#000000" loext:opacity="100%" style:font-name="Calibri" fo:font-size="10pt" fo:language="pt" fo:country="BR" style:letter-kerning="false" style:font-size-asian="10pt" style:font-name-complex="Calibri1" style:font-size-complex="10pt" style:language-complex="ar" style:country-complex="SA"/>
    </style:style>
    <style:style style:name="T11" style:family="text">
      <style:text-properties fo:color="#000000" loext:opacity="100%" style:font-name="Calibri" fo:font-size="7pt" fo:font-weight="bold" style:font-size-asian="7pt" style:font-weight-asian="bold" style:font-name-complex="Calibri1" style:font-size-complex="7pt" style:font-weight-complex="bold"/>
    </style:style>
    <style:style style:name="T12" style:family="text">
      <style:text-properties fo:color="#000000" loext:opacity="100%" style:font-name="Calibri" fo:font-size="7pt" fo:language="pt" fo:country="BR" fo:font-style="italic" style:letter-kerning="false" style:font-size-asian="7pt" style:font-style-asian="italic" style:font-name-complex="Calibri1" style:font-size-complex="7pt" style:language-complex="ar" style:country-complex="SA" style:font-style-complex="italic"/>
    </style:style>
    <style:style style:name="T13" style:family="text">
      <style:text-properties fo:color="#000000" loext:opacity="100%" style:font-name="Calibri" fo:font-size="8pt" style:font-size-asian="8pt" style:font-name-complex="Calibri1" style:font-size-complex="8pt"/>
    </style:style>
    <style:style style:name="T14" style:family="text">
      <style:text-properties fo:color="#000000" loext:opacity="100%" style:font-name="Calibri" fo:font-size="8pt" fo:language="pt" fo:country="BR" fo:font-weight="bold" style:letter-kerning="false" style:font-size-asian="8pt" style:font-weight-asian="bold" style:font-name-complex="Calibri1" style:font-size-complex="8pt" style:language-complex="ar" style:country-complex="SA" style:font-weight-complex="bold"/>
    </style:style>
    <style:style style:name="T15" style:family="text">
      <style:text-properties fo:color="#000000" loext:opacity="100%" style:font-name="Calibri" fo:font-size="8pt" fo:language="pt" fo:country="BR" style:letter-kerning="false" style:font-size-asian="8pt" style:font-name-complex="Calibri1" style:font-size-complex="8pt" style:language-complex="ar" style:country-complex="SA"/>
    </style:style>
    <style:style style:name="T16" style:family="text">
      <style:text-properties fo:color="#000000" loext:opacity="100%" style:font-name="Calibri" fo:font-size="8pt" fo:language="pt" fo:country="BR" fo:font-style="italic" style:letter-kerning="false" style:font-size-asian="8pt" style:font-style-asian="italic" style:font-name-complex="Calibri1" style:font-size-complex="8pt" style:language-complex="ar" style:country-complex="SA" style:font-style-complex="italic"/>
    </style:style>
    <style:style style:name="T17" style:family="text">
      <style:text-properties fo:color="#000000" loext:opacity="100%" style:font-name="Calibri" fo:font-size="8pt" fo:font-style="italic" style:font-size-asian="8pt" style:font-style-asian="italic" style:font-name-complex="Calibri1" style:font-size-complex="8pt" style:font-style-complex="italic"/>
    </style:style>
    <style:style style:name="T18" style:family="text">
      <style:text-properties fo:color="#000000" loext:opacity="100%" style:font-name="Calibri" fo:font-size="8pt" fo:font-weight="bold" style:font-size-asian="8pt" style:font-weight-asian="bold" style:font-name-complex="Calibri1" style:font-size-complex="8pt" style:font-weight-complex="bold"/>
    </style:style>
    <style:style style:name="T19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20" style:family="text">
      <style:text-properties style:font-name="Calibri" fo:font-size="10pt" style:font-size-asian="10pt" style:font-name-complex="Calibri1" style:font-size-complex="10pt"/>
    </style:style>
    <style:style style:name="T21" style:family="text">
      <style:text-properties style:font-name="Calibri" style:font-name-complex="Calibri1"/>
    </style:style>
    <style:style style:name="T22" style:family="text">
      <style:text-properties style:font-name="Calibri" fo:font-size="8pt" style:font-size-asian="8pt" style:font-name-complex="Calibri1" style:font-size-complex="8pt"/>
    </style:style>
    <style:style style:name="T23" style:family="text">
      <style:text-properties style:font-name="Calibri" fo:font-size="14pt" fo:font-style="italic" style:font-size-asian="14pt" style:font-style-asian="italic" style:font-name-complex="Calibri1" style:font-size-complex="14pt" style:font-style-complex="italic"/>
    </style:style>
    <style:style style:name="T24" style:family="text">
      <style:text-properties fo:font-size="8pt" fo:language="pt" fo:country="BR" style:letter-kerning="false" style:font-size-asian="8pt" style:language-asian="en" style:country-asian="US" style:font-name-complex="Calibri1" style:font-size-complex="8pt" style:language-complex="ar" style:country-complex="SA"/>
    </style:style>
    <style:style style:name="T25" style:family="text">
      <style:text-properties fo:font-size="8pt" fo:language="pt" fo:country="BR" fo:font-weight="bold" style:letter-kerning="false" style:font-size-asian="8pt" style:language-asian="en" style:country-asian="US" style:font-weight-asian="bold" style:font-name-complex="Calibri1" style:font-size-complex="8pt" style:language-complex="ar" style:country-complex="SA" style:font-weight-complex="bold"/>
    </style:style>
    <style:style style:name="T26" style:family="text">
      <style:text-properties fo:font-size="7pt" fo:language="pt" fo:country="BR" fo:font-style="italic" style:letter-kerning="false" style:font-size-asian="7pt" style:language-asian="en" style:country-asian="US" style:font-style-asian="italic" style:font-name-complex="Calibri1" style:font-size-complex="7pt" style:language-complex="ar" style:country-complex="SA" style:font-style-complex="italic"/>
    </style:style>
    <style:style style:name="T27" style:family="text"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T28" style:family="text">
      <style:text-properties fo:font-size="9pt" fo:font-style="italic" style:font-size-asian="9pt" style:font-style-asian="italic" style:font-size-complex="9pt" style:font-style-complex="italic"/>
    </style:style>
    <style:style style:name="T29" style:family="text">
      <style:text-properties fo:language="en" fo:country="US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bitmap" draw:fill-image-name="msFillBitmap_20_1" style:repeat="stretch" draw:textarea-vertical-align="top" draw:auto-grow-height="false" fo:min-height="1.385cm" fo:min-width="1.168cm" fo:padding-top="0.125cm" fo:padding-bottom="0.125cm" fo:padding-left="0.25cm" fo:padding-right="0.25cm" fo:wrap-option="wrap" loext:decorative="false" fo:margin-left="0.002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13" loext:marker-style-name="T30"><text:span text:style-name="T30">PASSAGEM DE SERVIÇO</text:span><text:span text:style-name="T30"/></text:p>
      <text:p text:style-name="P18" loext:marker-style-name="T31"><text:span text:style-name="T31">Parte diária do(a) &lt;&lt;ARMEIRO&gt;&gt; de serviço de 24Hs do dia &lt;&lt;DATA_INICIO&gt;&gt; para &lt;&lt;DATA_FIM&gt;&gt; as &lt;&lt;HORA_ATUAL&gt;&gt;, ao CMT da 4ª CIA/11º BPM.</text:span><text:span text:style-name="T3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msFillBitmap_20_1" draw:display-name="msFillBitmap 1" xlink:href="Pictures/1000000000000071000000537ABCC00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loext:linked-style-name="Título_20_Char" style:class="chapter">
      <style:paragraph-properties fo:margin-top="0cm" fo:margin-bottom="0cm" style:contextual-spacing="false" fo:line-height="100%" fo:text-align="center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language-asian="pt" style:country-asian="BR" style:font-size-complex="10pt"/>
    </style:style>
    <style:style style:name="Subtitle" style:family="paragraph" style:parent-style-name="Standard" loext:linked-style-name="Subtítulo_20_Char" style:class="chapter">
      <style:paragraph-properties fo:margin-top="0cm" fo:margin-bottom="0cm" style:contextual-spacing="false" fo:line-height="100%" style:punctuation-wrap="hanging" style:vertical-align="baseline"/>
      <style:text-properties fo:color="#000000" loext:opacity="100%" style:font-name="Times New Roman" fo:font-family="'Times New Roman'" style:font-family-generic="roman" style:font-pitch="variable" fo:font-size="10pt" fo:font-weight="bold" style:font-name-asian="Batang" style:font-family-asian="Batang" style:font-family-generic-asian="system" style:font-pitch-asian="variable" style:font-size-asian="10pt" style:language-asian="pt" style:country-asian="BR" style:font-weight-asian="bold" style:font-size-complex="10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Título_20_11" style:display-name="Título 11" style:family="paragraph" style:parent-style-name="Standard" loext:linked-style-name="Heading_20_1_20_Char">
      <style:paragraph-properties fo:margin-top="0cm" fo:margin-bottom="0cm" style:contextual-spacing="false" fo:line-height="108%" fo:text-align="center" style:justify-single-word="false"/>
      <style:text-properties fo:color="#000000" loext:opacity="100%" style:font-name="Calibri" fo:font-family="Calibri" style:font-family-generic="roman" style:font-pitch="variable" fo:font-size="18pt" fo:font-weight="bold" style:font-size-asian="18pt" style:font-weight-asian="bold" style:font-name-complex="Calibri1" style:font-family-complex="Calibri" style:font-family-generic-complex="system" style:font-pitch-complex="variable" style:font-size-complex="18pt" style:font-weight-complex="bold">
        <loext:char-complex-color loext:theme-type="dark1" loext:color-type="theme"/>
      </style:text-properties>
    </style:style>
    <style:style style:name="Título_20_12" style:display-name="Título 12" style:family="paragraph" style:parent-style-name="Título_20_11" loext:linked-style-name="Heading_20_1_20_Char1"/>
    <style:style style:name="Título_20_13" style:display-name="Título 13" style:family="paragraph" style:parent-style-name="Título_20_12" loext:linked-style-name="Heading_20_1_20_Char2" style:auto-update="true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Char" style:display-name="Títul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Subtítulo_20_Char" style:display-name="Subtítulo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fo:font-weight="bold" style:font-name-asian="Batang" style:font-family-asian="Batang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 loext:linked-style-name="Título_20_11">
      <style:text-properties fo:color="#000000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8pt" style:font-weight-complex="bold">
        <loext:char-complex-color loext:theme-type="dark1" loext:color-type="theme"/>
      </style:text-properties>
    </style:style>
    <style:style style:name="Heading_20_1_20_Char1" style:display-name="Heading 1 Char1" style:family="text" style:parent-style-name="Heading_20_1_20_Char" loext:linked-style-name="Título_20_12">
      <style:text-properties fo:color="#000000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8pt" style:font-weight-complex="bold">
        <loext:char-complex-color loext:theme-type="dark1" loext:color-type="theme"/>
      </style:text-properties>
    </style:style>
    <style:style style:name="Heading_20_1_20_Char2" style:display-name="Heading 1 Char2" style:family="text" style:parent-style-name="Heading_20_1_20_Char1" loext:linked-style-name="Título_20_13">
      <style:text-properties fo:color="#000000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8pt" style:font-weight-complex="bold">
        <loext:char-complex-color loext:theme-type="dark1" loext:color-type="theme"/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a1" style:family="table">
      <style:table-properties style:width="18.994cm" fo:margin-left="-0.191cm" fo:margin-top="0cm" fo:margin-bottom="0cm" table:align="left" style:writing-mode="lr-tb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2.838cm"/>
    </style:style>
    <style:style style:name="Tabela1.C" style:family="table-column">
      <style:table-column-properties style:column-width="4.987cm"/>
    </style:style>
    <style:style style:name="Tabela1.D" style:family="table-column">
      <style:table-column-properties style:column-width="3.006cm"/>
    </style:style>
    <style:style style:name="Tabela1.E" style:family="table-column">
      <style:table-column-properties style:column-width="4.001cm"/>
    </style:style>
    <style:style style:name="Tabela1.1" style:family="table-row">
      <style:table-row-properties style:min-row-height="1.983cm" fo:keep-together="auto"/>
    </style:style>
    <style:style style:name="Tabela1.A1" style:family="table-cell">
      <style:table-cell-properties fo:background-color="#fdfdfd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1.B1" style:family="table-cell">
      <style:table-cell-properties fo:background-color="#fdfdfd" fo:padding-left="0.191cm" fo:padding-right="0.191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style:min-row-height="0.101cm" fo:keep-together="auto"/>
    </style:style>
    <style:style style:name="Tabela1.A3" style:family="table-cell">
      <style:table-cell-properties fo:background-color="#fdfdfd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Normal_20__28_Web_29_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Arial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Arial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5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Arial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Title">
      <style:paragraph-properties fo:margin-top="0cm" fo:margin-bottom="0cm" style:contextual-spacing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Subtitle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>
        <style:tab-stops>
          <style:tab-stop style:position="0.25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0" style:family="paragraph" style:parent-style-name="Normal_20__28_Web_29_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1" style:family="paragraph" style:parent-style-name="Normal_20__28_Web_29_">
      <style:paragraph-properties fo:margin-top="0cm" fo:margin-bottom="0cm" style:contextual-spacing="false" fo:text-align="center" style:justify-single-word="false" fo:orphans="2" fo:widows="2" fo:hyphenation-ladder-count="no-limit"/>
      <style:text-properties fo:color="#000000" loext:opacity="100%" style:font-name="Calibri" fo:font-size="7pt" fo:font-weight="bold" style:font-size-asian="7pt" style:font-weight-asian="bold" style:font-name-complex="Calibri1" style:font-size-complex="7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2" style:family="paragraph" style:parent-style-name="Normal_20__28_Web_29_">
      <style:paragraph-properties fo:margin-top="0cm" fo:margin-bottom="0cm" style:contextual-spacing="false" fo:text-align="start" style:justify-single-word="false" fo:orphans="2" fo:widows="2" fo:hyphenation-ladder-count="no-limit"/>
      <style:text-properties fo:color="#000000" loext:opacity="100%" style:font-name="Calibri" fo:font-size="7pt" fo:font-weight="bold" style:font-size-asian="7pt" style:font-weight-asian="bold" style:font-name-complex="Calibri1" style:font-size-complex="7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3" style:family="paragraph" style:parent-style-name="Title">
      <style:paragraph-properties fo:margin-top="0cm" fo:margin-bottom="0cm" style:contextual-spacing="false" fo:orphans="2" fo:widows="2" fo:hyphenation-ladder-count="no-limit"/>
      <style:text-properties fo:color="#000000" loext:opacity="100%" style:font-name="Calibri" fo:font-size="8pt" fo:font-weight="bold" style:font-size-asian="8pt" style:font-weight-asian="bold" style:font-name-complex="Calibri1" style:font-size-complex="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4" style:family="paragraph" style:parent-style-name="Normal_20__28_Web_29_">
      <style:paragraph-properties fo:margin-top="0cm" fo:margin-bottom="0cm" style:contextual-spacing="false" fo:text-align="start" style:justify-single-word="false" fo:orphans="2" fo:widows="2" fo:hyphenation-ladder-count="no-limit">
        <style:tab-stops>
          <style:tab-stop style:position="1.016cm"/>
          <style:tab-stop style:position="2.111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5" style:family="paragraph" style:parent-style-name="Normal_20__28_Web_29_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Calibri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6" style:family="paragraph" style:parent-style-name="Normal_20__28_Web_29_">
      <style:paragraph-properties fo:margin-top="0cm" fo:margin-bottom="0cm" style:contextual-spacing="false" fo:text-align="start" style:justify-single-word="false" fo:orphans="2" fo:widows="2" fo:hyphenation-ladder-count="no-limit"/>
      <style:text-properties fo:color="#000000" loext:opacity="100%" style:font-name="Calibri" fo:font-weight="bold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7" style:family="paragraph" style:parent-style-name="No_20_Spacing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Calibri" fo:font-size="8pt" style:font-size-asian="8pt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8" style:family="paragraph" style:parent-style-name="No_20_Spacing">
      <style:paragraph-properties fo:margin-top="0cm" fo:margin-bottom="0cm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9" style:family="paragraph" style:parent-style-name="No_20_Spacing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0" style:family="paragraph" style:parent-style-name="Footer">
      <style:paragraph-properties fo:text-align="center" style:justify-single-word="false"/>
    </style:style>
    <style:style style:name="MP21" style:family="paragraph" style:parent-style-name="Footer">
      <style:text-properties fo:language="en" fo:country="US"/>
    </style:style>
    <style:style style:name="MT1" style:family="text">
      <style:text-properties style:font-name="Arial" fo:font-size="8pt" style:font-size-asian="8pt" style:font-name-complex="Arial1" style:font-size-complex="8pt"/>
    </style:style>
    <style:style style:name="MT2" style:family="text">
      <style:text-properties style:font-name="Arial" style:font-name-complex="Arial1"/>
    </style:style>
    <style:style style:name="MT3" style:family="text">
      <style:text-properties fo:color="#000000" loext:opacity="100%" style:font-name="Arial" fo:font-size="8pt" fo:font-weight="bold" style:font-size-asian="8pt" style:font-weight-asian="bold" style:font-name-complex="Arial1" style:font-size-complex="8pt" style:font-weight-complex="bold"/>
    </style:style>
    <style:style style:name="MT4" style:family="text">
      <style:text-properties fo:color="#000000" loext:opacity="100%" style:font-name="Arial" fo:font-size="8pt" fo:language="pt" fo:country="BR" fo:font-weight="bold" style:letter-kerning="false" style:font-size-asian="8pt" style:font-weight-asian="bold" style:font-name-complex="Arial1" style:font-size-complex="8pt" style:language-complex="ar" style:country-complex="SA" style:font-weight-complex="bold"/>
    </style:style>
    <style:style style:name="MT5" style:family="text">
      <style:text-properties style:font-name="Arial" fo:font-size="8pt" style:font-size-asian="8pt" style:font-name-complex="Arial1" style:font-size-complex="8pt" style:font-weight-complex="bold"/>
    </style:style>
    <style:style style:name="MT6" style:family="text">
      <style:text-properties style:font-name="Arial" fo:font-size="8pt" fo:language="pt" fo:country="BR" style:letter-kerning="false" style:font-size-asian="8pt" style:font-name-complex="Arial1" style:font-size-complex="8pt" style:language-complex="ar" style:country-complex="SA" style:font-weight-complex="bold"/>
    </style:style>
    <style:style style:name="MT7" style:family="text">
      <style:text-properties fo:color="#000000" loext:opacity="100%" style:font-name="Arial" fo:font-size="8pt" fo:language="pt" fo:country="BR" fo:font-weight="bold" style:letter-kerning="false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MT8" style:family="text">
      <style:text-properties fo:color="#000000" loext:opacity="100%" style:font-name="Arial" fo:font-size="8pt" fo:font-weight="bold" style:font-size-asian="8pt" style:font-weight-asian="bold" style:font-name-complex="Arial1" style:font-size-complex="8pt"/>
    </style:style>
    <style:style style:name="MT9" style:family="text">
      <style:text-properties fo:color="#000000" loext:opacity="100%" style:font-name="Arial" fo:font-size="8pt" fo:language="pt" fo:country="BR" fo:font-weight="bold" style:letter-kerning="false" style:font-size-asian="8pt" style:language-asian="en" style:country-asian="US" style:font-weight-asian="bold" style:font-name-complex="Arial1" style:font-size-complex="8pt" style:language-complex="ar" style:country-complex="SA"/>
    </style:style>
    <style:style style:name="MT10" style:family="text">
      <style:text-properties style:font-name="Calibri" fo:font-size="10pt" style:font-size-asian="10pt" style:font-name-complex="Calibri1" style:font-size-complex="10pt"/>
    </style:style>
    <style:style style:name="MT11" style:family="text">
      <style:text-properties fo:color="#000000" loext:opacity="100%" style:font-name="Calibri" fo:font-size="10pt" fo:language="pt" fo:country="BR" style:letter-kerning="false" style:font-size-asian="10pt" style:font-name-complex="Calibri1" style:font-size-complex="10pt" style:language-complex="ar" style:country-complex="SA"/>
    </style:style>
    <style:style style:name="MT12" style:family="text">
      <style:text-properties fo:color="#000000" loext:opacity="100%" style:font-name="Calibri" fo:font-size="7pt" fo:font-weight="bold" style:font-size-asian="7pt" style:font-weight-asian="bold" style:font-name-complex="Calibri1" style:font-size-complex="7pt" style:font-weight-complex="bold"/>
    </style:style>
    <style:style style:name="MT13" style:family="text">
      <style:text-properties fo:color="#000000" loext:opacity="100%" style:font-name="Calibri" fo:font-size="8pt" style:font-size-asian="8pt" style:font-name-complex="Calibri1" style:font-size-complex="8pt"/>
    </style:style>
    <style:style style:name="MT14" style:family="text">
      <style:text-properties fo:color="#000000" loext:opacity="100%" style:font-name="Calibri" fo:font-size="8pt" fo:language="pt" fo:country="BR" fo:font-weight="bold" style:letter-kerning="false" style:font-size-asian="8pt" style:font-weight-asian="bold" style:font-name-complex="Calibri1" style:font-size-complex="8pt" style:language-complex="ar" style:country-complex="SA" style:font-weight-complex="bold"/>
    </style:style>
    <style:style style:name="MT15" style:family="text">
      <style:text-properties fo:color="#000000" loext:opacity="100%" style:font-name="Calibri" fo:font-size="8pt" fo:language="pt" fo:country="BR" style:letter-kerning="false" style:font-size-asian="8pt" style:font-name-complex="Calibri1" style:font-size-complex="8pt" style:language-complex="ar" style:country-complex="SA"/>
    </style:style>
    <style:style style:name="MT16" style:family="text">
      <style:text-properties fo:color="#000000" loext:opacity="100%" style:font-name="Calibri" fo:font-size="8pt" fo:font-style="italic" style:font-size-asian="8pt" style:font-style-asian="italic" style:font-name-complex="Calibri1" style:font-size-complex="8pt" style:font-style-complex="italic"/>
    </style:style>
    <style:style style:name="MT17" style:family="text">
      <style:text-properties fo:color="#000000" loext:opacity="100%" style:font-name="Calibri" fo:font-size="7pt" fo:language="pt" fo:country="BR" fo:font-style="italic" style:letter-kerning="false" style:font-size-asian="7pt" style:font-style-asian="italic" style:font-name-complex="Calibri1" style:font-size-complex="7pt" style:language-complex="ar" style:country-complex="SA" style:font-style-complex="italic"/>
    </style:style>
    <style:style style:name="MT18" style:family="text">
      <style:text-properties fo:color="#000000" loext:opacity="100%" style:font-name="Calibri" fo:font-size="8pt" fo:language="pt" fo:country="BR" fo:font-style="italic" style:letter-kerning="false" style:font-size-asian="8pt" style:font-style-asian="italic" style:font-name-complex="Calibri1" style:font-size-complex="8pt" style:language-complex="ar" style:country-complex="SA" style:font-style-complex="italic"/>
    </style:style>
    <style:style style:name="MT19" style:family="text">
      <style:text-properties fo:color="#000000" loext:opacity="100%" style:font-name="Calibri" fo:font-size="8pt" fo:font-weight="bold" style:font-size-asian="8pt" style:font-weight-asian="bold" style:font-name-complex="Calibri1" style:font-size-complex="8pt" style:font-weight-complex="bold"/>
    </style:style>
    <style:style style:name="MT20" style:family="text">
      <style:text-properties style:font-name="Calibri" style:font-name-complex="Calibri1"/>
    </style:style>
    <style:style style:name="MT21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MT22" style:family="text">
      <style:text-properties style:font-name="Calibri" fo:font-size="8pt" style:font-size-asian="8pt" style:font-name-complex="Calibri1" style:font-size-complex="8pt"/>
    </style:style>
    <style:style style:name="MT23" style:family="text">
      <style:text-properties fo:font-size="8pt" fo:language="pt" fo:country="BR" style:letter-kerning="false" style:font-size-asian="8pt" style:language-asian="en" style:country-asian="US" style:font-name-complex="Calibri1" style:font-size-complex="8pt" style:language-complex="ar" style:country-complex="SA"/>
    </style:style>
    <style:style style:name="MT24" style:family="text">
      <style:text-properties fo:font-size="8pt" fo:language="pt" fo:country="BR" fo:font-weight="bold" style:letter-kerning="false" style:font-size-asian="8pt" style:language-asian="en" style:country-asian="US" style:font-weight-asian="bold" style:font-name-complex="Calibri1" style:font-size-complex="8pt" style:language-complex="ar" style:country-complex="SA" style:font-weight-complex="bold"/>
    </style:style>
    <style:style style:name="MT25" style:family="text">
      <style:text-properties fo:font-size="7pt" fo:language="pt" fo:country="BR" fo:font-style="italic" style:letter-kerning="false" style:font-size-asian="7pt" style:language-asian="en" style:country-asian="US" style:font-style-asian="italic" style:font-name-complex="Calibri1" style:font-size-complex="7pt" style:language-complex="ar" style:country-complex="SA" style:font-style-complex="italic"/>
    </style:style>
    <style:style style:name="MT26" style:family="text"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MT27" style:family="text">
      <style:text-properties fo:font-size="9pt" fo:font-style="italic" style:font-size-asian="9pt" style:font-style-asian="italic" style:font-size-complex="9pt" style:font-style-complex="italic"/>
    </style:style>
    <style:style style:name="MT28" style:family="text">
      <style:text-properties fo:language="en" fo:country="US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Mgr1" style:family="graphic">
      <style:graphic-properties draw:stroke="none" svg:stroke-width="0cm" draw:fill="bitmap" draw:fill-image-name="msFillBitmap_20_1" style:repeat="stretch" draw:textarea-vertical-align="top" draw:auto-grow-height="false" fo:min-height="1.385cm" fo:min-width="1.168cm" fo:padding-top="0.125cm" fo:padding-bottom="0.125cm" fo:padding-left="0.25cm" fo:padding-right="0.25cm" fo:wrap-option="wrap" loext:decorative="false" fo:margin-left="0.002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table:number-rows-spanned="2" office:value-type="string">
              <text:p text:style-name="MP1" loext:marker-style-name="MT1"><draw:frame draw:style-name="Mfr1" draw:name="Imagem 923602002" text:anchor-type="as-char" svg:width="2.138cm" svg:height="1.984cm" draw:z-index="2"><draw:image xlink:href="Pictures/10000001000009C4000009C406432B47.png" xlink:type="simple" xlink:show="embed" xlink:actuate="onLoad" draw:mime-type="image/png"/></draw:frame></text:p>
              <text:p text:style-name="MP2" loext:marker-style-name="MT2"/>
            </table:table-cell>
            <table:table-cell table:style-name="Tabela1.B1" table:number-columns-spanned="3" office:value-type="string">
              <text:p text:style-name="MP3" loext:marker-style-name="MT2"><draw:custom-shape text:anchor-type="char" draw:z-index="1" draw:name="Retângulo 5" draw:style-name="Mgr1" draw:text-style-name="MP4" svg:width="1.668cm" svg:height="1.634cm" svg:x="4.561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  <table:covered-table-cell/>
            <table:covered-table-cell/>
            <table:table-cell table:style-name="Tabela1.A1" table:number-rows-spanned="2" office:value-type="string">
              <text:p text:style-name="MP5" loext:marker-style-name="MT2"><draw:frame draw:style-name="Mfr2" draw:name="Figura1" text:anchor-type="char" svg:x="1.707cm" svg:y="0.058cm" svg:width="2.014cm" svg:height="2.018cm" draw:z-index="3"><draw:image xlink:href="Pictures/100000010000024A0000024BD33BE0B4.png" xlink:type="simple" xlink:show="embed" xlink:actuate="onLoad" draw:mime-type="image/png"/></draw:frame><draw:frame draw:style-name="Mfr3" draw:name="Imagem 1068651866" text:anchor-type="char" svg:x="1.884cm" svg:y="0.129cm" svg:width="1.715cm" svg:height="1.819cm" draw:z-index="0"><draw:image xlink:href="Pictures/100000000000004100000045FFA259D7.jpg" xlink:type="simple" xlink:show="embed" xlink:actuate="onLoad" draw:mime-type="image/jpeg"/><svg:desc>Logomarca_PM</svg:desc></draw:frame></text:p>
            </table:table-cell>
          </table:table-row>
          <table:table-row table:style-name="Tabela1.2">
            <table:covered-table-cell table:style-name="Tabela1.A1"/>
            <table:table-cell table:style-name="Tabela1.A1" table:number-columns-spanned="3" office:value-type="string">
              <text:p text:style-name="MP6" loext:marker-style-name="MT3"><text:span text:style-name="MT4">ESTADO DO MARANHÃO</text:span><text:span text:style-name="MT4"/></text:p>
              <text:p text:style-name="MP6" loext:marker-style-name="MT3"><text:span text:style-name="MT4">SECRETARIA DE ESTADO DA SEGURANÇA PÚBLICA</text:span><text:span text:style-name="MT4"/></text:p>
              <text:p text:style-name="MP7" loext:marker-style-name="MT5"><text:span text:style-name="MT6">POLÍCIA MILITAR DO MARANHÃO</text:span><text:span text:style-name="MT6"/></text:p>
              <text:p text:style-name="MP7" loext:marker-style-name="MT5"><text:span text:style-name="MT6">COMANDO DO POLICIAMENTO DO INTERIOR - CPI</text:span><text:span text:style-name="MT6"/></text:p>
              <text:p text:style-name="MP8" loext:marker-style-name="MT3"><text:span text:style-name="MT7">COMANDO DO POLICIAMENTO DE ÁREA DO INTERIOR – CPA/I 04</text:span><text:span text:style-name="MT7"/></text:p>
              <text:p text:style-name="MP9" loext:marker-style-name="MT8"><text:span text:style-name="MT7">4º CIA MATÕES</text:span><text:span text:style-name="MT9"> - </text:span><text:span text:style-name="MT7">11º BATALHÃO DE POLÍCIA MILITAR</text:span></text:p>
            </table:table-cell>
            <table:covered-table-cell/>
            <table:covered-table-cell/>
            <table:covered-table-cell table:style-name="Tabela1.A1"/>
          </table:table-row>
          <table:table-row table:style-name="Tabela1.3">
            <table:table-cell table:style-name="Tabela1.A3" table:number-columns-spanned="2" office:value-type="string">
              <text:p text:style-name="MP10" loext:marker-style-name="MT10"><text:span text:style-name="MT11">Visto em:</text:span><text:span text:style-name="MT11"/></text:p>
              <text:p text:style-name="MP11" loext:marker-style-name="MT12"/>
              <text:p text:style-name="MP11" loext:marker-style-name="MT12"/>
              <text:p text:style-name="MP11" loext:marker-style-name="MT12"/>
              <text:p text:style-name="MP12" loext:marker-style-name="MT12"/>
              <text:p text:style-name="MP12" loext:marker-style-name="MT12"/>
              <text:p text:style-name="MP11" loext:marker-style-name="MT12"/>
              <text:p text:style-name="MP11" loext:marker-style-name="MT12"/>
              <text:p text:style-name="MP10" loext:marker-style-name="MT13"><text:span text:style-name="MT14">ODISLEY</text:span><text:span text:style-name="MT15"> RIBEIRO DA SILVA – CAP QOPM</text:span></text:p>
              <text:p text:style-name="MP10" loext:marker-style-name="MT16"><text:span text:style-name="MT17">Sub Cmt do 11° BPM</text:span><text:span text:style-name="MT18"/></text:p>
            </table:table-cell>
            <table:covered-table-cell/>
            <table:table-cell table:style-name="Tabela1.A3" office:value-type="string">
              <text:p text:style-name="MP13" loext:marker-style-name="MT19"/>
            </table:table-cell>
            <table:table-cell table:style-name="Tabela1.A3" table:number-columns-spanned="2" office:value-type="string">
              <text:p text:style-name="MP14" loext:marker-style-name="MT10"><text:span text:style-name="MT11"><text:tab/><text:tab/>Visto em: </text:span><text:span text:style-name="MT11"><text:time style:data-style-name="N10036" text:time-value="2025-01-22T09:21:20.287039512">22/01/2025</text:time></text:span></text:p>
              <text:p text:style-name="MP15" loext:marker-style-name="MT20"/>
              <text:p text:style-name="MP16" loext:marker-style-name="MT21"/>
              <text:p text:style-name="MP12" loext:marker-style-name="MT12"/>
              <text:p text:style-name="MP17" loext:marker-style-name="MT22"/>
              <text:p text:style-name="MP17" loext:marker-style-name="MT22"/>
              <text:p text:style-name="MP18" loext:marker-style-name="MT22"><text:span text:style-name="MT23">2º TEN QOPM MARCUS VINICIUS PEREIRA </text:span><text:span text:style-name="MT24">CURY</text:span></text:p>
              <text:p text:style-name="MP19"><text:span text:style-name="MT25">Cmt da 4ª CIA/ 11° BPM</text:span></text:p>
            </table:table-cell>
            <table:covered-table-cell/>
          </table:table-row>
        </table:table>
        <text:p text:style-name="Header"/>
      </style:header>
      <style:header-left>
        <text:p text:style-name="Header"/>
      </style:header-left>
      <style:footer>
        <text:p text:style-name="MP20" loext:marker-style-name="MT26"><text:span text:style-name="MT27">Rua Timbiras s/n Bairro Matadouro. </text:span><text:span text:style-name="MT26">Cep.: 65645-000. – Matões MA</text:span></text:p>
        <text:p text:style-name="MP20" loext:marker-style-name="MT26"><text:span text:style-name="MT26">Fone/whatsapp.: (99) 98807-8369 / Email.: 4ciamatoes@gmail.com</text:span><text:span text:style-name="MT26"/></text:p>
        <text:p text:style-name="MP21" loext:marker-style-name="MT28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1:43:00</meta:creation-date>
    <meta:initial-creator>erivan alves mendes junior mendes</meta:initial-creator>
    <dc:language>pt-BR</dc:language>
    <meta:print-date>2024-11-04T11:29:00</meta:print-date>
    <dc:date>2025-01-22T09:21:19.633789237</dc:date>
    <meta:editing-cycles>35</meta:editing-cycles>
    <meta:editing-duration>PT2H30M54S</meta:editing-duration>
    <meta:generator>LibreOffice/24.2.7.2$Linux_X86_64 LibreOffice_project/420$Build-2</meta:generator>
    <meta:document-statistic meta:table-count="1" meta:image-count="3" meta:object-count="0" meta:page-count="1" meta:paragraph-count="17" meta:word-count="106" meta:character-count="653" meta:non-whitespace-character-count="558"/>
    <meta:user-defined meta:name="AppVersion">15.0000</meta:user-defined>
    <meta:template xlink:type="simple" xlink:actuate="onRequest" xlink:title="Normal.dotm" xlink:href=""/>
  </office:meta>
</office:document-meta>
</file>